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-outline1">
      <style:graphic-properties fo:min-height="11.93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 text:style-name="P1"><text:span text:style-name="T1">IS305 – Scripting for Automation</text:span>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Tracy Harvey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 xml:id="id2" draw:id="id2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 text:style-name="P5"><text:span text:style-name="T2">High level overview of PowerShell</text:span></text:p>
          </draw:text-box>
        </draw:frame>
        <draw:frame presentation:style-name="pr5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Object Oriented Shell language based off of .net objects</text:p>
              </text:list-item>
              <text:list-item>
                <text:p>Commandlets</text:p>
                <text:list>
                  <text:list-item>
                    <text:p>Verb Noun pairs for commands</text:p>
                    <text:list>
                      <text:list-item>
                        <text:p>Get-Process, New-Item, Start-Service </text:p>
                      </text:list-item>
                    </text:list>
                  </text:list-item>
                </text:list>
              </text:list-item>
              <text:list-item>
                <text:p>Pipeline mechanism</text:p>
              </text:list-item>
              <text:list-item>
                <text:p>Full featured scripting language</text:p>
                <text:list>
                  <text:list-item>
                    <text:p>Allows for variables, loops, functions, ect..</text:p>
                  </text:list-item>
                  <text:list-item>
                    <text:p>Modules through the .net framwork</text:p>
                  </text:list-item>
                </text:list>
              </text:list-item>
              <text:list-item>
                <text:p>Remote administration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 text:style-name="P5"><text:span text:style-name="T2">Automations with PowerShell</text:span></text:p>
          </draw:text-box>
        </draw:frame>
        <draw:frame presentation:style-name="pr5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>PowerShell Vs. Python</text:p>
          </draw:text-box>
        </draw:frame>
        <draw:frame presentation:style-name="pr5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PowerShell</text:p>
                <text:list>
                  <text:list-item>
                    <text:p>Easy to read </text:p>
                  </text:list-item>
                  <text:list-item>
                    <text:p>Syntax has a steep learning Curve</text:p>
                  </text:list-item>
                  <text:list-item>
                    <text:p>Limited to Windows, Linux and Mac OS usages</text:p>
                  </text:list-item>
                </text:list>
              </text:list-item>
              <text:list-item>
                <text:p>Python</text:p>
                <text:list>
                  <text:list-item>
                    <text:p>Easy to read</text:p>
                  </text:list-item>
                  <text:list-item>
                    <text:p>Syntax is easy to learn</text:p>
                  </text:list-item>
                  <text:list-item>
                    <text:p>Is usable on pretty much any Operating System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>Demo 3 Scripts</text:p>
          </draw:text-box>
        </draw:frame>
        <draw:frame presentation:style-name="pr5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>Learning Resources</text:p>
          </draw:text-box>
        </draw:frame>
        <draw:frame presentation:style-name="pr5" draw:layer="layout" svg:width="24.639cm" svg:height="9.135cm" svg:x="1.27cm" svg:y="4.959cm" presentation:class="outline" presentation:user-transformed="true">
          <draw:text-box>
            <text:list text:style-name="L2">
              <text:list-item>
                <text:p>Code Academy</text:p>
                <text:list>
                  <text:list-item>
                    <text:p><text:a xlink:href="https://www.codecademy.com/learn/learn-powershell" xlink:type="simple">https://www.codecademy.com/learn/learn-powershell</text:a></text:p>
                    <text:p/>
                  </text:list-item>
                </text:list>
              </text:list-item>
              <text:list-item>
                <text:p>Learn.Microsoft</text:p>
                <text:list>
                  <text:list-item>
                    <text:p><text:a xlink:href="https://learn.microsoft.com/en-us/powershell/scripting/samples/sample-scripts-for-administration?view=powershell-7.4" xlink:type="simple">https://learn.microsoft.com/en-us/powershell/scripting/samples/sample-scripts-for-administration?view=powershell-7.4</text:a></text:p>
                    <text:p/>
                  </text:list-item>
                </text:list>
              </text:list-item>
              <text:list-item>
                <text:p>ChatGPT 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4" draw:text-style-name="P5" draw:layer="layout" svg:width="25.005cm" svg:height="2.65cm" draw:transform="skewX (-2.80980493648851E-017) rotate (0.142244334037538) translate (0.195cm 1.973cm)" presentation:class="title" presentation:user-transformed="true">
          <draw:text-box>
            <text:p>References:</text:p>
          </draw:text-box>
        </draw:frame>
        <draw:frame presentation:style-name="pr5" draw:layer="layout" svg:width="24.639cm" svg:height="9.135cm" svg:x="1.399cm" svg:y="4.959cm" presentation:class="outline" presentation:user-transformed="true">
          <draw:text-box>
            <text:list text:style-name="L2">
              <text:list-header>
                <text:p><text:span text:style-name="T3">Learn PowerShell. (n.d.). Codecademy. Retrieved March 11, 2024, from </text:span><text:span text:style-name="T3"><text:a xlink:href="https://www.codecademy.com/learn/learn-powershell" xlink:type="simple">https://www.codecademy.com/learn/learn-powershell</text:a></text:span></text:p>
                <text:p><text:span text:style-name="T3"/></text:p>
                <text:p><text:span text:style-name="T3">sdwheeler. (n.d.). Sample scripts for system administration—PowerShell. Retrieved March 11, 2024, from </text:span><text:span text:style-name="T3"><text:a xlink:href="https://learn.microsoft.com/en-us/powershell/scripting/samples/sample-scripts-for-administration?view=powershell-7.4" xlink:type="simple">https://learn.microsoft.com/en-us/powershell/scripting/samples/sample-scripts-for-administration?view=powershell-7.4</text:a></text:span></text:p>
                <text:p><text:span text:style-name="T3"/></text:p>
                <text:p><text:span text:style-name="T3">What Have You Automated Using PowerShell? - Programming &amp; Development. (2016, November 17). Spiceworks Community. </text:span><text:span text:style-name="T3"><text:a xlink:href="https://community.spiceworks.com/t/what-have-you-automated-using-powershell/541245" xlink:type="simple">https://community.spiceworks.com/t/what-have-you-automated-using-powershell/541245</text:a></text:span></text:p>
                <text:p><text:span text:style-name="T3"/></text:p>
                <text:p/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1T13:38:30.010000000</meta:creation-date>
    <meta:editing-duration>PT46M9S</meta:editing-duration>
    <meta:editing-cycles>4</meta:editing-cycles>
    <meta:generator>LibreOffice/7.6.5.2$Windows_X86_64 LibreOffice_project/38d5f62f85355c192ef5f1dd47c5c0c0c6d6598b</meta:generator>
    <dc:title>Progress</dc:title>
    <dc:date>2024-03-11T14:24:39.936000000</dc:date>
    <meta:document-statistic meta:object-count="97"/>
  </office:meta>
</office:document-meta>
</file>